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_150" table:style-name="ta1">
        <table:shapes>
          <draw:frame draw:z-index="0" draw:style-name="gr1" draw:text-style-name="P1" svg:width="32.224cm" svg:height="17.505cm" svg:x="10.778cm" svg:y="1.859cm">
            <draw:object draw:notify-on-update-of-ranges="1_150.A7:1_150.A405 1_150.A7:1_150.A405 1_150.B7:1_150.B4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для внутренней области</text:p>
          </table:table-cell>
          <table:table-cell office:value-type="string" calcext:value-type="string">
            <text:p><text:s/>расстояние d = 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ITTER <text:s/>=1</text:p>
          </table:table-cell>
          <table:table-cell table:number-columns-repeated="2"/>
          <table:table-cell table:style-name="ce1" office:value-type="string" calcext:value-type="string">
            <text:p>Без лампы</text:p>
          </table:table-cell>
          <table:table-cell/>
        </table:table-row>
        <table:table-row table:style-name="ro1">
          <table:table-cell office:value-type="string" calcext:value-type="string">
            <text:p>VISUAL PRESET =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 POWER =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реднее = 0.54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исперсия =0.002591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AVERAGE([.$B$7:.$B$405])" office:value-type="float" office:value="224.466165413534" calcext:value-type="float">
            <text:p>224,466165413534</text:p>
          </table:table-cell>
        </table:table-row>
        <table:table-row table:style-name="ro1">
          <table:table-cell office:value-type="string" calcext:value-type="string">
            <text:p>0.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7:.$B$405])/COUNT([.$B$7:.$B$405]))" office:value-type="float" office:value="80.340806969439" calcext:value-type="float">
            <text:p>80,340806969439</text:p>
          </table:table-cell>
        </table:table-row>
        <table:table-row table:style-name="ro1"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de</text:p>
          </table:table-cell>
          <table:table-cell table:formula="of:=MODE([.$B$7:.$B$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7:.$B$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7:.$B$405]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7:.$B$405]; 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riance</text:p>
          </table:table-cell>
          <table:table-cell table:formula="of:=VAR([.$B$7:.$B$405])" office:value-type="float" office:value="2575403.46053576" calcext:value-type="float">
            <text:p>2575403,46053576</text:p>
          </table:table-cell>
        </table:table-row>
        <table:table-row table:style-name="ro1"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7:.$B$405])" office:value-type="float" office:value="1604.80636231782" calcext:value-type="float">
            <text:p>1604,80636231782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urtosis</text:p>
          </table:table-cell>
          <table:table-cell table:formula="of:=KURT([.$B$7:.$B$405])" office:value-type="float" office:value="86.9353753993206" calcext:value-type="float">
            <text:p>86,9353753993206</text:p>
          </table:table-cell>
        </table:table-row>
        <table:table-row table:style-name="ro1"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7:.$B$405])" office:value-type="float" office:value="8.86727437202802" calcext:value-type="float">
            <text:p>8,86727437202802</text:p>
          </table:table-cell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nge</text:p>
          </table:table-cell>
          <table:table-cell table:formula="of:=MAX([.$B$7:.$B$405])-MIN([.$B$7:.$B$405])" office:value-type="float" office:value="20158" calcext:value-type="float">
            <text:p>20158</text:p>
          </table:table-cell>
        </table:table-row>
        <table:table-row table:style-name="ro1"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nimum</text:p>
          </table:table-cell>
          <table:table-cell table:formula="of:=MIN([.$B$7:.$B$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imum</text:p>
          </table:table-cell>
          <table:table-cell table:formula="of:=MAX([.$B$7:.$B$405])" office:value-type="float" office:value="20158" calcext:value-type="float">
            <text:p>20158</text:p>
          </table:table-cell>
        </table:table-row>
        <table:table-row table:style-name="ro1"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m</text:p>
          </table:table-cell>
          <table:table-cell table:formula="of:=SUM([.$B$7:.$B$405])" office:value-type="float" office:value="89562" calcext:value-type="float">
            <text:p>89562</text:p>
          </table:table-cell>
        </table:table-row>
        <table:table-row table:style-name="ro1"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  <table:table-cell table:formula="of:=COUNT([.$B$7:.$B$405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.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45</text:p>
          </table:table-cell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13566" calcext:value-type="float">
            <text:p>1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55</text:p>
          </table:table-cell>
          <table:table-cell office:value-type="float" office:value="20158" calcext:value-type="float">
            <text:p>20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6</text:p>
          </table:table-cell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65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7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75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8</text:p>
          </table:table-cell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95</text:p>
          </table:table-cell>
          <table:table-cell office:value-type="float" office:value="10755" calcext:value-type="float">
            <text:p>1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5795" calcext:value-type="float">
            <text:p>5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05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8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95</text:p>
          </table:table-cell>
          <table:table-cell office:value-type="float" office:value="6665" calcext:value-type="float">
            <text:p>66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74" calcext:value-type="float">
            <text:p>1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05</text:p>
          </table:table-cell>
          <table:table-cell office:value-type="float" office:value="2331" calcext:value-type="float">
            <text:p>2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0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7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8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9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1:16:29.860478142</dc:date>
    <meta:editing-duration>PT32S</meta:editing-duration>
    <meta:editing-cycles>1</meta:editing-cycles>
    <meta:document-statistic meta:table-count="1" meta:cell-count="83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6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5cm" svg:height="17.506cm" xlink:href=".." xlink:type="simple" chart:class="chart:bar" chart:column-mapping="0" chart:style-name="ch1">
        <chart:legend chart:legend-position="end" svg:x="29.962cm" svg:y="8.205cm" style:legend-expansion="high" chart:style-name="ch2"/>
        <chart:plot-area chart:style-name="ch3" table:cell-range-address="1_150.A7:1_150.B405" chart:data-source-has-labels="column" svg:x="0.644cm" svg:y="0.35cm" svg:width="28.674cm" svg:height="16.806cm">
          <chartooo:coordinate-region svg:x="1.821cm" svg:y="0.35cm" svg:width="27.497cm" svg:height="15.476cm"/>
          <chart:axis chart:dimension="x" chart:name="primary-x" chart:style-name="ch4" chartooo:axis-type="auto">
            <chartooo:date-scale/>
            <chart:categories table:cell-range-address="1_150.A7:1_150.A4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_150.A7:1_150.A405" chart:class="chart:bar">
            <chart:data-point chart:repeated="399"/>
          </chart:series>
          <chart:series chart:style-name="ch8" chart:values-cell-range-address="1_150.B7:1_150.B405" chart:class="chart:bar">
            <chart:data-point chart:repeated="3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_150.A7:1_150.A405</svg:desc>
                </draw:g>
              </table:table-cell>
              <table:table-cell office:value-type="float" office:value="0">
                <text:p>0</text:p>
                <draw:g>
                  <svg:desc>1_150.A7:1_150.A405</svg:desc>
                </draw:g>
              </table:table-cell>
              <table:table-cell office:value-type="float" office:value="0">
                <text:p>0</text:p>
                <draw:g>
                  <svg:desc>1_150.B7:1_150.B405</svg:desc>
                </draw:g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13566">
                <text:p>13566</text:p>
              </table:table-cell>
            </table:table-row>
            <table:table-row>
              <table:table-cell office:value-type="string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string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5795">
                <text:p>5795</text:p>
              </table:table-cell>
            </table:table-row>
            <table:table-row>
              <table:table-cell office:value-type="string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8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474">
                <text:p>12474</text:p>
              </table:table-cell>
            </table:table-row>
            <table:table-row>
              <table:table-cell office:value-type="string">
                <text:p>1.005</text:p>
              </table:table-cell>
              <table:table-cell office:value-type="float" office:value="NaN">
                <text:p>NaN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.0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